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1d41a" draw:textarea-horizontal-align="justify" draw:textarea-vertical-align="middle" draw:auto-grow-height="false" fo:min-height="4.24cm" fo:min-width="5.114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81d41a" draw:textarea-horizontal-align="justify" draw:textarea-vertical-align="middle" draw:auto-grow-height="false" fo:min-height="1.972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81d41a" draw:textarea-horizontal-align="justify" draw:textarea-vertical-align="middle" draw:auto-grow-height="false" fo:min-height="3.877cm" fo:min-width="5.21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81d41a" draw:textarea-horizontal-align="justify" draw:textarea-vertical-align="middle" draw:auto-grow-height="false" fo:min-height="4.513cm" fo:min-width="4.5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81d41a" draw:textarea-horizontal-align="justify" draw:textarea-vertical-align="middle" draw:auto-grow-height="false" fo:min-height="3.878cm" fo:min-width="5.215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81d41a" draw:marker-end="Arrowheads_20_1" draw:marker-end-width="0.3cm" draw:fill="none" draw:textarea-vertical-align="middle" loext:decorative="false"/>
      <style:paragraph-properties style:writing-mode="lr-tb"/>
    </style:style>
    <style:style style:name="gr7" style:family="graphic" style:parent-style-name="objectwithoutfill">
      <style:graphic-properties svg:stroke-color="#81d41a" draw:marker-end="Arrowheads_20_2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81d41a" draw:marker-end="Arrowheads_20_3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objectwithoutfill">
      <style:graphic-properties svg:stroke-color="#81d41a" draw:marker-end="Arrowheads_20_4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 loext:decorative="false"/>
      <style:paragraph-properties style:writing-mode="lr-tb"/>
    </style:style>
    <style:style style:name="gr13" style:family="graphic" style:parent-style-name="objectwithoutfill">
      <style:graphic-properties svg:stroke-color="#81d41a" draw:marker-end="Arrowheads_20_5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0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38cm" svg:height="6.35cm" svg:x="11.16cm" svg:y="4.175cm">
          <text:p text:style-name="P1"/>
          <text:p text:style-name="P1"/>
          <text:p text:style-name="P1">Str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8cm" svg:height="2.222cm" svg:x="12.43cm" svg:y="5.128cm">
          <text:p text:style-name="P1">Apartme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15cm" svg:height="4.127cm" svg:x="2.27cm" svg:y="5.445cm">
          <text:p text:style-name="P1">Caf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4.763cm" svg:x="13.382cm" svg:y="12.747cm">
          <text:p text:style-name="P1">Offic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4.128cm" svg:x="4.492cm" svg:y="12.747cm">
          <text:p text:style-name="P1">Cyberspace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1.16cm" svg:y1="7.35cm" svg:x2="7.985cm" svg:y2="7.35cm">
          <text:p text:style-name="P1">M</text:p>
        </draw:line>
        <draw:line draw:style-name="gr7" draw:text-style-name="P3" draw:layer="layout" svg:x1="5.127cm" svg:y1="9.572cm" svg:x2="7.35cm" svg:y2="12.747cm">
          <text:p/>
        </draw:line>
        <draw:line draw:style-name="gr8" draw:text-style-name="P3" draw:layer="layout" svg:x1="13.382cm" svg:y1="14.97cm" svg:x2="10.207cm" svg:y2="14.652cm">
          <text:p/>
        </draw:line>
        <draw:frame draw:style-name="gr9" draw:text-style-name="P4" draw:layer="layout" svg:width="1.032cm" svg:height="0.962cm" svg:x="5.445cm" svg:y="10.515cm">
          <draw:text-box>
            <text:p>In</text:p>
          </draw:text-box>
        </draw:frame>
        <draw:frame draw:style-name="gr10" draw:text-style-name="P4" draw:layer="layout" svg:width="1.588cm" svg:height="1.673cm" svg:x="11.477cm" svg:y="14.335cm">
          <draw:text-box>
            <text:p>In</text:p>
          </draw:text-box>
        </draw:frame>
        <draw:line draw:style-name="gr11" draw:text-style-name="P3" draw:layer="layout" svg:x1="14.97cm" svg:y1="6.715cm" svg:x2="14.97cm" svg:y2="7.667cm">
          <text:p/>
        </draw:line>
        <draw:frame draw:style-name="gr12" draw:text-style-name="P4" draw:layer="layout" svg:width="1.526cm" svg:height="0.962cm" svg:x="14.335cm" svg:y="6.715cm">
          <draw:text-box>
            <text:p>Out</text:p>
          </draw:text-box>
        </draw:frame>
        <draw:line draw:style-name="gr13" draw:text-style-name="P3" draw:layer="layout" svg:x1="14.97cm" svg:y1="10.525cm" svg:x2="15.287cm" svg:y2="12.747cm">
          <text:p/>
        </draw:line>
        <draw:frame draw:style-name="gr14" draw:text-style-name="P4" draw:layer="layout" svg:width="1.905cm" svg:height="1.279cm" svg:x="14.652cm" svg:y="11.16cm">
          <draw:text-box>
            <text:p>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se Anderson</meta:initial-creator>
    <meta:creation-date>2025-06-11T16:28:04.112817869</meta:creation-date>
    <dc:date>2025-06-11T16:57:20.354641216</dc:date>
    <meta:editing-duration>PT5M2S</meta:editing-duration>
    <meta:editing-cycles>3</meta:editing-cycles>
    <meta:generator>LibreOffice/24.2.7.2$Linux_X86_64 LibreOffice_project/420$Build-2</meta:generator>
    <meta:document-statistic meta:object-count="14"/>
  </office:meta>
</office:document-meta>
</file>